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ring Test</text:p>
      <text:p text:style-name="Text_20_body">Mock (wiki)</text:p>
      <text:p text:style-name="Text_20_body">In OOP, mock objects are simulated objects that mimic the behavior of real objects in controlled ways. A programmer typicalli creates a mock object to test the behavior of some other object.</text:p>
      <text:p text:style-name="Text_20_body"/>
      <text:p text:style-name="Text_20_body"/>
      <text:p text:style-name="Text_20_body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Baudo</meta:initial-creator>
    <meta:creation-date>2014-12-05T14:52:04.94</meta:creation-date>
    <dc:date>2015-01-21T11:51:17.693000000</dc:date>
    <meta:editing-duration>PT1H28M43S</meta:editing-duration>
    <meta:editing-cycles>2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3" meta:word-count="36" meta:character-count="212" meta:non-whitespace-character-count="179"/>
  </office:meta>
</office:document-meta>
</file>